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Junit;</text:p>
      <text:p text:style-name="Standard"/>
      <text:p text:style-name="Standard">import java.util.List;</text:p>
      <text:p text:style-name="Standard"/>
      <text:p text:style-name="Standard">import org.junit.Assert;</text:p>
      <text:p text:style-name="Standard">import org.junit.Before;</text:p>
      <text:p text:style-name="Standard">import org.junit.Test;</text:p>
      <text:p text:style-name="Standard">import org.openqa.selenium.By;</text:p>
      <text:p text:style-name="Standard">import org.openqa.selenium.WebDriver;</text:p>
      <text:p text:style-name="Standard">import org.openqa.selenium.WebElement;</text:p>
      <text:p text:style-name="Standard">import org.openqa.selenium.chrome.ChromeDriver;</text:p>
      <text:p text:style-name="Standard">import org.openqa.selenium.interactions.Actions;</text:p>
      <text:p text:style-name="Standard">import org.openqa.selenium.support.ui.ExpectedConditions;</text:p>
      <text:p text:style-name="Standard">import org.openqa.selenium.support.ui.Select;</text:p>
      <text:p text:style-name="Standard">import org.openqa.selenium.support.ui.WebDriverWait;</text:p>
      <text:p text:style-name="Standard"/>
      <text:p text:style-name="Standard"/>
      <text:p text:style-name="Standard">public class Wonga {</text:p>
      <text:p text:style-name="Standard"><text:tab/>private WebDriver driver;</text:p>
      <text:p text:style-name="Standard"><text:tab/>private String baseURL;</text:p>
      <text:p text:style-name="Standard"/>
      <text:p text:style-name="Standard"><text:tab/>@Before</text:p>
      <text:p text:style-name="Standard"><text:tab/>public void setUp() throws Exception {</text:p>
      <text:p text:style-name="Standard"><text:tab/>System.setProperty("webdriver.chrome.driver","C:/Users/User/Desktop/workspace/chromedriver.exe");</text:p>
      <text:p text:style-name="Standard"><text:tab/><text:tab/>driver=new ChromeDriver();</text:p>
      <text:p text:style-name="Standard"><text:tab/><text:tab/>baseURL="https://www.wonga.com/";</text:p>
      <text:p text:style-name="Standard"><text:tab/><text:tab/>driver.manage().window().maximize();</text:p>
      <text:p text:style-name="Standard"><text:tab/></text:p>
      <text:p text:style-name="Standard"><text:tab/>}</text:p>
      <text:p text:style-name="Standard"/>
      <text:p text:style-name="Standard"><text:tab/>@After</text:p>
      <text:p text:style-name="Standard"><text:tab/>public void tearDown() throws Exception {</text:p>
      <text:p text:style-name="Standard"><text:tab/><text:tab/>Thread.sleep(3000);</text:p>
      <text:p text:style-name="Standard"><text:tab/><text:tab/>//driver.quit();</text:p>
      <text:p text:style-name="Standard"><text:tab/>}</text:p>
      <text:p text:style-name="Standard"/>
      <text:p text:style-name="Standard"><text:tab/>@Test</text:p>
      <text:p text:style-name="Standard"><text:tab/>public void test() throws Exception {</text:p>
      <text:p text:style-name="Standard"><text:tab/><text:tab/>driver.get(baseURL);</text:p>
      <text:p text:style-name="Standard"><text:tab/><text:tab/>WebElement Dint=driver.findElement(By.xpath("//div[@id='content-area']//product-card-credit-bounds[contains(text(),'£50')]"));</text:p>
      <text:p text:style-name="Standard"><text:tab/><text:tab/>String borow=Dint.getText();</text:p>
      <text:p text:style-name="Standard"><text:tab/><text:tab/>Assert.assertEquals(borow, "£50-£400");</text:p>
      <text:p text:style-name="Standard"><text:tab/><text:tab/>System.out.println(borow);</text:p>
      <text:p text:style-name="Standard"><text:tab/><text:tab/>WebElement term=driver.findElement(By.xpath("//div[@id='content-area']//product-card-term-bounds[contains(text(),'1-35')]"));</text:p>
      <text:p text:style-name="Standard"><text:tab/><text:tab/>String termtxt=term.getText();</text:p>
      <text:p text:style-name="Standard"><text:tab/><text:tab/>Assert.assertEquals(termtxt, "1 35 days");</text:p>
      <text:p text:style-name="Standard"><text:tab/><text:tab/>System.out.println(termtxt);</text:p>
      <text:p text:style-name="Standard"><text:tab/><text:tab/>WebElement di=driver.findElement(By.xpath("//div[@id='content-area']//div[1]<text:soft-page-break/>[@class='slide slide--horizontal product-card--two']//product-card-daily-interest"));</text:p>
      <text:p text:style-name="Standard"><text:tab/><text:tab/>String dailyint=di.getText();</text:p>
      <text:p text:style-name="Standard"><text:tab/><text:tab/>System.out.println(dailyint);</text:p>
      <text:p text:style-name="Standard"><text:tab/><text:tab/></text:p>
      <text:p text:style-name="Standard"><text:tab/><text:tab/>driver.findElement(By.xpath("//div[@id='content-area']//div/a[@href='/short-term-loan']")).click();</text:p>
      <text:p text:style-name="Standard"><text:tab/><text:tab/>String curl=driver.getCurrentUrl();</text:p>
      <text:p text:style-name="Standard"><text:tab/><text:tab/>String ptitle=driver.getTitle();</text:p>
      <text:p text:style-name="Standard"><text:tab/><text:tab/>System.out.println(curl+'\n'+ptitle);</text:p>
      <text:p text:style-name="Standard"><text:tab/><text:tab/></text:p>
      <text:p text:style-name="Standard"><text:tab/><text:tab/>WebElement cashbox=driver.findElement(By.id("edit-loan-amount"));</text:p>
      <text:p text:style-name="Standard"><text:tab/><text:tab/>cashbox.clear();</text:p>
      <text:p text:style-name="Standard"><text:tab/><text:tab/>cashbox.sendKeys("3000");</text:p>
      <text:p text:style-name="Standard"><text:tab/><text:tab/>Thread.sleep(2000);</text:p>
      <text:p text:style-name="Standard"><text:tab/><text:tab/></text:p>
      <text:p text:style-name="Standard"><text:tab/><text:tab/>WebElement firstSlider=driver.findElement(By.id("edit-loan-amount-wonga-slider-handle"));</text:p>
      <text:p text:style-name="Standard"><text:tab/><text:tab/>Actions move=new Actions(driver);<text:tab/></text:p>
      <text:p text:style-name="Standard"><text:tab/><text:tab/>move.dragAndDropBy(firstSlider, 300,0).perform();</text:p>
      <text:p text:style-name="Standard"><text:tab/><text:tab/>System.out.println("first slider moved");</text:p>
      <text:p text:style-name="Standard"><text:tab/><text:tab/>Thread.sleep(3000);</text:p>
      <text:p text:style-name="Standard"><text:tab/><text:tab/></text:p>
      <text:p text:style-name="Standard"><text:tab/><text:tab/>WebElement plus=driver.findElement(By.xpath("//div[@id='edit-loan-amount-wrapper']//a[@class='sliderplus']"));</text:p>
      <text:p text:style-name="Standard"><text:tab/><text:tab/>for(int i=0;i&lt;100;i++){</text:p>
      <text:p text:style-name="Standard"><text:tab/><text:tab/><text:tab/>plus.click();</text:p>
      <text:p text:style-name="Standard"><text:tab/><text:tab/>}</text:p>
      <text:p text:style-name="Standard"><text:tab/><text:tab/>Thread.sleep(2000);</text:p>
      <text:p text:style-name="Standard"><text:tab/><text:tab/>WebElement minus=driver.findElement(By.xpath("//div[@id='edit-loan-amount-wrapper']//a[@class='sliderminus']"));</text:p>
      <text:p text:style-name="Standard"><text:tab/><text:tab/>for(int i=0;i&lt;50;i++){</text:p>
      <text:p text:style-name="Standard"><text:tab/><text:tab/><text:tab/>minus.click();</text:p>
      <text:p text:style-name="Standard"><text:tab/>}</text:p>
      <text:p text:style-name="Standard"><text:tab/><text:tab/>WebElement daybox=driver.findElement(By.id("edit-loan-duration"));</text:p>
      <text:p text:style-name="Standard"><text:tab/><text:tab/>daybox.clear();</text:p>
      <text:p text:style-name="Standard"><text:tab/><text:tab/>daybox.sendKeys("27");</text:p>
      <text:p text:style-name="Standard"><text:tab/><text:tab/>Thread.sleep(2000);</text:p>
      <text:p text:style-name="Standard"><text:tab/><text:tab/></text:p>
      <text:p text:style-name="Standard"><text:tab/><text:tab/>WebElement secondSlider=driver.findElement(By.id("edit-loan-duration-wonga-slider-handle"));</text:p>
      <text:p text:style-name="Standard"><text:tab/><text:tab/>Actions move1=new Actions(driver);<text:tab/></text:p>
      <text:p text:style-name="Standard"><text:tab/><text:tab/>move1.clickAndHold(secondSlider).moveByOffset(100,0).release(secondSlider).build().perform();</text:p>
      <text:p text:style-name="Standard"><text:tab/><text:tab/>System.out.println("second slider moved");</text:p>
      <text:p text:style-name="Standard"><text:tab/><text:tab/>Thread.sleep(3000);</text:p>
      <text:p text:style-name="Standard"><text:tab/><text:tab/></text:p>
      <text:p text:style-name="Standard"><text:tab/><text:tab/>WebElement plus1=driver.findElement(By.xpath("//div[@id='edit-loan-duration-wrapper']//a[@class='sliderplus']"));</text:p>
      <text:p text:style-name="Standard"><text:tab/><text:tab/>for(int i=0;i&lt;20;i++){</text:p>
      <text:p text:style-name="Standard"><text:tab/><text:tab/><text:tab/>plus1.click();</text:p>
      <text:p text:style-name="Standard"><text:tab/><text:tab/>}</text:p>
      <text:p text:style-name="Standard"><text:soft-page-break/><text:tab/><text:tab/>Thread.sleep(2000);</text:p>
      <text:p text:style-name="Standard"><text:tab/><text:tab/>WebElement minus1=driver.findElement(By.xpath("//div[@id='edit-loan-duration-wrapper']//a[@class='sliderminus']"));</text:p>
      <text:p text:style-name="Standard"><text:tab/><text:tab/>for(int i=0;i&lt;5;i++){</text:p>
      <text:p text:style-name="Standard"><text:tab/><text:tab/><text:tab/>minus1.click();</text:p>
      <text:p text:style-name="Standard"><text:tab/><text:tab/><text:tab/></text:p>
      <text:p text:style-name="Standard"><text:tab/>}</text:p>
      <text:p text:style-name="Standard"><text:tab/></text:p>
      <text:p text:style-name="Standard"><text:tab/><text:tab/>driver.findElement(By.id("edit-submit")).click();</text:p>
      <text:p text:style-name="Standard"><text:tab/><text:tab/></text:p>
      <text:p text:style-name="Standard"><text:tab/><text:tab/>WebElement title=driver.findElement(By.id("edit-title"));</text:p>
      <text:p text:style-name="Standard"><text:tab/><text:tab/>Select seltitle=new Select(title);</text:p>
      <text:p text:style-name="Standard"><text:tab/><text:tab/>seltitle.selectByValue("Mr");</text:p>
      <text:p text:style-name="Standard"><text:tab/><text:tab/>driver.findElement(By.id("edit-first-name")).sendKeys("Sohail ");</text:p>
      <text:p text:style-name="Standard"><text:tab/><text:tab/>driver.findElement(By.id("edit-middle-name")).sendKeys("Ahmed");</text:p>
      <text:p text:style-name="Standard"><text:tab/><text:tab/>driver.findElement(By.id("edit-last-name")).sendKeys("Khan");</text:p>
      <text:p text:style-name="Standard"><text:tab/><text:tab/></text:p>
      <text:p text:style-name="Standard"><text:tab/><text:tab/>WebElement dbday=driver.findElement(By.id("edit-date-of-birth-day"));</text:p>
      <text:p text:style-name="Standard"><text:tab/><text:tab/>Select selday=new Select(dbday);</text:p>
      <text:p text:style-name="Standard"><text:tab/><text:tab/>selday.selectByVisibleText("27");</text:p>
      <text:p text:style-name="Standard"><text:tab/><text:tab/>WebElement dbmonth=driver.findElement(By.id("edit-date-of-birth-month"));</text:p>
      <text:p text:style-name="Standard"><text:tab/><text:tab/>Select selmonth=new Select(dbmonth);</text:p>
      <text:p text:style-name="Standard"><text:tab/><text:tab/>selmonth.selectByIndex(6);</text:p>
      <text:p text:style-name="Standard"><text:tab/><text:tab/>WebElement dbyear=driver.findElement(By.id("edit-date-of-birth-year"));</text:p>
      <text:p text:style-name="Standard"><text:tab/><text:tab/>Select selyear=new Select(dbyear);</text:p>
      <text:p text:style-name="Standard"><text:tab/><text:tab/>selyear.selectByValue("1980");</text:p>
      <text:p text:style-name="Standard"><text:tab/><text:tab/></text:p>
      <text:p text:style-name="Standard"><text:tab/><text:tab/>WebElement home=driver.findElement(By.id("edit-home-status"));</text:p>
      <text:p text:style-name="Standard"><text:tab/><text:tab/>Select selhome=new Select(home);</text:p>
      <text:p text:style-name="Standard"><text:tab/><text:tab/>selhome.selectByValue("CouncilTenant");</text:p>
      <text:p text:style-name="Standard"/>
      <text:p text:style-name="Standard"><text:tab/><text:tab/>WebElement info=driver.findElement(By.xpath("//div[@id='edit-dependants-wrapper']//div[@class='help-icon']"));</text:p>
      <text:p text:style-name="Standard"><text:tab/><text:tab/>Actions action1=new Actions(driver);</text:p>
      <text:p text:style-name="Standard"><text:tab/><text:tab/>action1.moveToElement(info).perform();</text:p>
      <text:p text:style-name="Standard"><text:tab/><text:tab/>WebElement dep=driver.findElement(By.id("edit-dependants"));</text:p>
      <text:p text:style-name="Standard"><text:tab/><text:tab/>Select seldep=new Select(dep);</text:p>
      <text:p text:style-name="Standard"><text:tab/><text:tab/>seldep.selectByIndex(5);</text:p>
      <text:p text:style-name="Standard"><text:tab/><text:tab/></text:p>
      <text:p text:style-name="Standard"><text:tab/><text:tab/>WebElement EmpSt=driver.findElement(By.id("edit-employment-status"));</text:p>
      <text:p text:style-name="Standard"><text:tab/><text:tab/>Select selEmpst=new Select(EmpSt);</text:p>
      <text:p text:style-name="Standard"><text:tab/><text:tab/>selEmpst.selectByVisibleText("Employed Full Time");</text:p>
      <text:p text:style-name="Standard"><text:tab/><text:tab/>driver.findElement(By.id("edit-monthly-income")).sendKeys("15000");</text:p>
      <text:p text:style-name="Standard"><text:tab/><text:tab/>driver.findElement(By.id("edit-employer-name")).sendKeys("Sainsburys");</text:p>
      <text:p text:style-name="Standard"><text:tab/><text:tab/>driver.findElement(By.id("edit-next-payday-view")).click();</text:p>
      <text:p text:style-name="Standard"><text:tab/><text:tab/>WebElement caldate=driver.findElement(By.xpath("//div[@id='edit-next-payday-view-wrapper']/div[2]/span/div/multimonth/div[1]"));</text:p>
      <text:p text:style-name="Standard"><text:tab/><text:tab/>List&lt;WebElement&gt; allvalidates=caldate.findElements(By.tagName("span"));</text:p>
      <text:p text:style-name="Standard"><text:tab/><text:tab/>for(WebElement date:allvalidates){</text:p>
      <text:p text:style-name="Standard"><text:tab/><text:tab/><text:tab/>if (date.getText().equals("30")){</text:p>
      <text:p text:style-name="Standard"><text:tab/><text:tab/><text:tab/><text:tab/>date.click();</text:p>
      <text:p text:style-name="Standard"><text:tab/><text:tab/><text:tab/><text:tab/>break;</text:p>
      <text:p text:style-name="Standard"><text:soft-page-break/><text:tab/><text:tab/><text:tab/>}</text:p>
      <text:p text:style-name="Standard"><text:tab/><text:tab/>}</text:p>
      <text:p text:style-name="Standard"><text:tab/><text:tab/>WebElement foi=driver.findElement(By.id("edit-income-frequency"));</text:p>
      <text:p text:style-name="Standard"><text:tab/><text:tab/>Select selfoi=new Select(foi);</text:p>
      <text:p text:style-name="Standard"><text:tab/><text:tab/>selfoi.selectByValue("Monthly");</text:p>
      <text:p text:style-name="Standard"><text:tab/><text:tab/></text:p>
      <text:p text:style-name="Standard"><text:tab/><text:tab/></text:p>
      <text:p text:style-name="Standard"><text:tab/><text:tab/>driver.findElement(By.id("edit-mobile-phone")).sendKeys("07796543275");</text:p>
      <text:p text:style-name="Standard"><text:tab/><text:tab/>driver.findElement(By.id("edit-home-phone")).sendKeys("02034567854");</text:p>
      <text:p text:style-name="Standard"><text:tab/><text:tab/>driver.findElement(By.id("edit-email")).sendKeys("ahiuervdf@hotmail.com");</text:p>
      <text:p text:style-name="Standard"><text:tab/><text:tab/>driver.findElement(By.id("edit-email-confirm")).sendKeys("ahiuervdf@hotmail.com");</text:p>
      <text:p text:style-name="Standard"><text:tab/><text:tab/></text:p>
      <text:p text:style-name="Standard"><text:tab/><text:tab/>driver.findElement(By.id("edit-update-option-Y")).click();</text:p>
      <text:p text:style-name="Standard"><text:tab/><text:tab/>Thread.sleep(2000);</text:p>
      <text:p text:style-name="Standard"><text:tab/><text:tab/>//driver.findElement(By.id("edit-update-option-N")).click();</text:p>
      <text:p text:style-name="Standard"><text:tab/><text:tab/></text:p>
      <text:p text:style-name="Standard"><text:tab/><text:tab/>WebElement rent=driver.findElement(By.id("edit-expenditure-mortgage-rent"));</text:p>
      <text:p text:style-name="Standard"><text:tab/><text:tab/>Select selrent=new Select(rent);</text:p>
      <text:p text:style-name="Standard"><text:tab/><text:tab/>selrent.selectByValue("500");</text:p>
      <text:p text:style-name="Standard"><text:tab/><text:tab/>WebElement credit=driver.findElement(By.id("edit-expenditure-credit-commitments"));</text:p>
      <text:p text:style-name="Standard"><text:tab/><text:tab/>Select selcredit=new Select(credit);</text:p>
      <text:p text:style-name="Standard"><text:tab/><text:tab/>selcredit.selectByValue("300");</text:p>
      <text:p text:style-name="Standard"><text:tab/><text:tab/>WebElement bills=driver.findElement(By.id("edit-expenditure-utilities-bills"));</text:p>
      <text:p text:style-name="Standard"><text:tab/><text:tab/>Select selbills=new Select(bills);</text:p>
      <text:p text:style-name="Standard"><text:tab/><text:tab/>selbills.selectByValue("200");</text:p>
      <text:p text:style-name="Standard"><text:tab/><text:tab/>WebElement transport=driver.findElement(By.id("edit-expenditure-travel"));</text:p>
      <text:p text:style-name="Standard"><text:tab/><text:tab/>Select seltransport=new Select(transport);</text:p>
      <text:p text:style-name="Standard"><text:tab/><text:tab/>seltransport.selectByValue("100");</text:p>
      <text:p text:style-name="Standard"><text:tab/><text:tab/>WebElement food=driver.findElement(By.id("edit-expenditure-food"));</text:p>
      <text:p text:style-name="Standard"><text:tab/><text:tab/>Select selfood=new Select(food);</text:p>
      <text:p text:style-name="Standard"><text:tab/><text:tab/>selfood.selectByValue("400");</text:p>
      <text:p text:style-name="Standard"><text:tab/><text:tab/>WebElement others=driver.findElement(By.id("edit-expenditure-other"));</text:p>
      <text:p text:style-name="Standard"><text:tab/><text:tab/>Select selothers=new Select(others);</text:p>
      <text:p text:style-name="Standard"><text:tab/><text:tab/>selothers.selectByValue("100");</text:p>
      <text:p text:style-name="Standard"><text:tab/><text:tab/></text:p>
      <text:p text:style-name="Standard"><text:tab/><text:tab/>driver.findElement(By.xpath("//div[@id='edit-repay-reminder-wrapper']//label")).click();</text:p>
      <text:p text:style-name="Standard"><text:tab/><text:tab/>driver.findElement(By.xpath("//div[@id='edit-privacy-wrapper']//label")).click();</text:p>
      <text:p text:style-name="Standard"><text:tab/><text:tab/>driver.findElement(By.id("edit-submit")).click();</text:p>
      <text:p text:style-name="Standard"><text:tab/><text:tab/></text:p>
      <text:p text:style-name="Standard"><text:tab/><text:tab/>WebElement postcode=driver.findElement(By.id("edit-postcode-lookup-uk"));</text:p>
      <text:p text:style-name="Standard"><text:tab/><text:tab/>postcode.sendKeys("BS16 2QQ");</text:p>
      <text:p text:style-name="Standard"><text:tab/><text:tab/>driver.findElement(By.id("edit-submit-lookup")).click();</text:p>
      <text:p text:style-name="Standard"><text:tab/><text:tab/>WebDriverWait wait=new WebDriverWait(driver,20);</text:p>
      <text:p text:style-name="Standard"><text:tab/><text:tab/>WebElement addbx=wait.until(ExpectedConditions.visibilityOfElementLocated(By.id("edit-address-options")));</text:p>
      <text:p text:style-name="Standard"><text:tab/><text:tab/>addbx.click();</text:p>
      <text:p text:style-name="Standard"><text:tab/><text:tab/>Select seladd=new Select(addbx);</text:p>
      <text:p text:style-name="Standard"><text:tab/><text:tab/>seladd.selectByVisibleText("103 Gill Avenue, Bristol");</text:p>
      <text:p text:style-name="Standard"><text:tab/><text:tab/>WebDriverWait wait1=new WebDriverWait(driver,5);</text:p>
      <text:p text:style-name="Standard"><text:soft-page-break/><text:tab/><text:tab/>WebElement period=wait1.until(ExpectedConditions.visibilityOfElementLocated(By.id("edit-address-period")));</text:p>
      <text:p text:style-name="Standard"><text:tab/><text:tab/>period.click();</text:p>
      <text:p text:style-name="Standard"><text:tab/><text:tab/>Select selperiod=new Select(period);</text:p>
      <text:p text:style-name="Standard"><text:tab/><text:tab/>selperiod.selectByVisibleText("More than 4 years");</text:p>
      <text:p text:style-name="Standard"><text:tab/><text:tab/>driver.findElement(By.id("edit-submit")).click();</text:p>
      <text:p text:style-name="Standard"><text:tab/><text:tab/></text:p>
      <text:p text:style-name="Standard"><text:tab/><text:tab/>driver.findElement(By.xpath("//fieldset[@id='account-security']/div[1]/p//a")).click();</text:p>
      <text:p text:style-name="Standard"><text:tab/><text:tab/>WebDriverWait wait2=new WebDriverWait(driver,5);</text:p>
      <text:p text:style-name="Standard"><text:tab/><text:tab/>WebElement editmobile=wait2.until(ExpectedConditions.visibilityOfElementLocated(By.id("edit-mobile-phone")));</text:p>
      <text:p text:style-name="Standard"><text:tab/><text:tab/>editmobile.sendKeys("07792737218");</text:p>
      <text:p text:style-name="Standard"><text:tab/><text:tab/>Thread.sleep(2000);</text:p>
      <text:p text:style-name="Standard"><text:tab/><text:tab/>driver.findElement(By.id("edit-submit")).submit();</text:p>
      <text:p text:style-name="Standard"><text:tab/><text:tab/>Thread.sleep(3000);</text:p>
      <text:p text:style-name="Standard"><text:tab/><text:tab/></text:p>
      <text:p text:style-name="Standard"><text:tab/><text:tab/>driver.findElement(By.xpath("//div[@id='modal-content']//a")).click();</text:p>
      <text:p text:style-name="Standard"><text:tab/><text:tab/>Thread.sleep(9000);</text:p>
      <text:p text:style-name="Standard"><text:tab/><text:tab/></text:p>
      <text:p text:style-name="Standard"><text:tab/><text:tab/>driver.findElement(By.id("edit-pin")).sendKeys("3188");</text:p>
      <text:p text:style-name="Standard"><text:tab/><text:tab/>WebElement sec1=driver.findElement(By.id("edit-security-question1"));</text:p>
      <text:p text:style-name="Standard"><text:tab/><text:tab/>Select selsec1=new Select(sec1);</text:p>
      <text:p text:style-name="Standard"><text:tab/><text:tab/>selsec1.selectByIndex(2);</text:p>
      <text:p text:style-name="Standard"><text:tab/><text:tab/>driver.findElement(By.id("edit-security-answer1")).sendKeys("White Ladies Road");</text:p>
      <text:p text:style-name="Standard"><text:tab/><text:tab/></text:p>
      <text:p text:style-name="Standard"><text:tab/><text:tab/>WebElement sec2=driver.findElement(By.id("edit-security-question2"));</text:p>
      <text:p text:style-name="Standard"><text:tab/><text:tab/>Select selsec2=new Select(sec2);</text:p>
      <text:p text:style-name="Standard"><text:tab/><text:tab/>selsec2.selectByIndex(3);</text:p>
      <text:p text:style-name="Standard"><text:tab/><text:tab/>driver.findElement(By.id("edit-security-answer2")).sendKeys("Chakar Khan Primary School");</text:p>
      <text:p text:style-name="Standard"><text:tab/><text:tab/></text:p>
      <text:p text:style-name="Standard"><text:tab/><text:tab/>driver.findElement(By.id("edit-password")).sendKeys("Abcd1234");</text:p>
      <text:p text:style-name="Standard"><text:tab/><text:tab/>driver.findElement(By.id("edit-password-confirm")).sendKeys("Abcd1234");</text:p>
      <text:p text:style-name="Standard"><text:tab/><text:tab/></text:p>
      <text:p text:style-name="Standard"><text:tab/><text:tab/>driver.findElement(By.xpath("//div[@id='edit-confirm-wrapper']//label[@class='option']")).click();</text:p>
      <text:p text:style-name="Standard"><text:tab/><text:tab/>driver.findElement(By.id("edit-submit")).click();</text:p>
      <text:p text:style-name="Standard"><text:tab/><text:tab/></text:p>
      <text:p text:style-name="Standard"><text:tab/><text:tab/>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6S</meta:editing-duration>
    <meta:editing-cycles>3</meta:editing-cycles>
    <meta:generator>OpenOffice/4.1.2$Win32 OpenOffice.org_project/412m3$Build-9782</meta:generator>
    <dc:date>2017-08-03T00:03:42.33</dc:date>
    <meta:document-statistic meta:table-count="0" meta:image-count="0" meta:object-count="0" meta:page-count="5" meta:paragraph-count="217" meta:word-count="347" meta:character-count="8967"/>
    <meta:user-defined meta:name="Info 1"/>
    <meta:user-defined meta:name="Info 2"/>
    <meta:user-defined meta:name="Info 3"/>
    <meta:user-defined meta:name="Info 4"/>
  </office:meta>
</office:document-meta>
</file>